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Header">
      <style:text-properties fo:font-style="italic" officeooo:rsid="005d4931" officeooo:paragraph-rsid="005d4931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Pregunta 1:</text:span></text:span> ¿Qué es la suspensión (hibernación) en un sistema Linux y cuál es su función?</text:p>
      <text:p text:style-name="P2"><text:span text:style-name="Strong_20_Emphasis"><text:span text:style-name="T1">Respuesta 1:</text:span></text:span> La suspensión es un estado de bajo consumo de energía que guarda el estado actual del sistema en disco y apaga la mayoría de los componentes de hardware. Su función es permitir que el sistema se reanude rápidamente desde donde se quedó.</text:p>
      <text:p text:style-name="P2"><text:span text:style-name="Strong_20_Emphasis"><text:span text:style-name="T1">Pregunta 2:</text:span></text:span> ¿Cuál es la diferencia entre la suspensión (hibernación) y la suspensión a la RAM (suspend to RAM) en Linux?</text:p>
      <text:p text:style-name="P2"><text:span text:style-name="Strong_20_Emphasis"><text:span text:style-name="T1">Respuesta 2:</text:span></text:span> La suspensión guarda el estado en disco y apaga el sistema, mientras que la suspensión a la RAM guarda el estado en la memoria RAM y apaga otros componentes de hardware. La suspensión a la RAM permite una reanudación más rápida, pero consume energía en la memoria RAM.</text:p>
      <text:p text:style-name="P2"><text:span text:style-name="Strong_20_Emphasis"><text:span text:style-name="T1">Pregunta 3:</text:span></text:span> ¿Cuál es el archivo de intercambio (swap) y cuál es su función en la suspensión (hibernación) en Linux?</text:p>
      <text:p text:style-name="P2"><text:span text:style-name="Strong_20_Emphasis"><text:span text:style-name="T1">Respuesta 3:</text:span></text:span> El archivo de intercambio es un espacio en disco utilizado para almacenar el estado de la suspensión (hibernación) en Linux. Permite guardar y restaurar el estado del sistema durante la suspensión.</text:p>
      <text:p text:style-name="P2"><text:span text:style-name="Strong_20_Emphasis"><text:span text:style-name="T1">Pregunta 4:</text:span></text:span> ¿Qué comando se utiliza para poner un sistema en suspensión (hibernación) desde la línea de comandos?</text:p>
      <text:p text:style-name="P2"><text:span text:style-name="Strong_20_Emphasis"><text:span text:style-name="T1">Respuesta 4:</text:span></text:span> El comando "systemctl hibernate" se utiliza para poner un sistema en suspensión (hibernación) desde la línea de comandos en sistemas que utilizan systemd.</text:p>
      <text:p text:style-name="P2"><text:span text:style-name="Strong_20_Emphasis"><text:span text:style-name="T1">Pregunta 5:</text:span></text:span> ¿Cuál es la función de "kdump" en Linux y cómo se configura?</text:p>
      <text:p text:style-name="P2"><text:span text:style-name="Strong_20_Emphasis"><text:span text:style-name="T1">Respuesta 5:</text:span></text:span> "kdump" es una herramienta que captura volcados de núcleo (core dumps) en caso de un fallo del kernel. Se configura mediante la edición del archivo de configuración "kdump.conf" y la instalación de paquetes relacionados.</text:p>
      <text:p text:style-name="P2"><text:span text:style-name="Strong_20_Emphasis"><text:span text:style-name="T1">Pregunta 6:</text:span></text:span> ¿Qué son los "volcados de núcleo" (core dumps) en Linux y por qué son útiles para la resolución de problemas?</text:p>
      <text:p text:style-name="P2"><text:span text:style-name="Strong_20_Emphasis"><text:span text:style-name="T1">Respuesta 6:</text:span></text:span> Los volcados de núcleo son archivos que contienen un registro del estado de la memoria del sistema en caso de fallo del kernel. Son útiles para analizar y depurar problemas del kernel.</text:p>
      <text:p text:style-name="P2"><text:span text:style-name="Strong_20_Emphasis"><text:span text:style-name="T1">Pregunta 7:</text:span></text:span> ¿Cómo se puede activar o desactivar el registro de volcados de núcleo en Linux?</text:p>
      <text:p text:style-name="P2"><text:span text:style-name="Strong_20_Emphasis"><text:span text:style-name="T1">Respuesta 7:</text:span></text:span> La activación o desactivación del registro de volcados de núcleo se puede configurar en el archivo "/etc/sysctl.conf" o mediante comandos como "ulimit" o "sysctl".</text:p>
      <text:p text:style-name="P2"><text:soft-page-break/><text:span text:style-name="Strong_20_Emphasis"><text:span text:style-name="T1">Pregunta 8:</text:span></text:span> ¿Cuál es la importancia de los mensajes del kernel (kernel messages) en la resolución de problemas?</text:p>
      <text:p text:style-name="P2"><text:span text:style-name="Strong_20_Emphasis"><text:span text:style-name="T1">Respuesta 8:</text:span></text:span> Los mensajes del kernel proporcionan información sobre eventos, advertencias y errores del kernel. Son cruciales para diagnosticar problemas y realizar un seguimiento de la salud del sistema.</text:p>
      <text:p text:style-name="P2"><text:span text:style-name="Strong_20_Emphasis"><text:span text:style-name="T1">Pregunta 9:</text:span></text:span> ¿Qué comando se utiliza para ver los mensajes del kernel en tiempo real?</text:p>
      <text:p text:style-name="P2"><text:span text:style-name="Strong_20_Emphasis"><text:span text:style-name="T1">Respuesta 9:</text:span></text:span> El comando "dmesg" se utiliza para ver los mensajes del kernel en tiempo real.</text:p>
      <text:p text:style-name="P2"><text:span text:style-name="Strong_20_Emphasis"><text:span text:style-name="T1">Pregunta 10:</text:span></text:span> ¿Cómo se puede configurar el sistema para registrar los mensajes del kernel en un archivo?</text:p>
      <text:p text:style-name="P2"><text:span text:style-name="Strong_20_Emphasis"><text:span text:style-name="T1">Respuesta 10:</text:span></text:span> Se puede configurar mediante la edición del archivo de configuración "rsyslog" o "syslog-ng" para redirigir los mensajes del kernel a un archivo específico.</text:p>
      <text:p text:style-name="P2"><text:span text:style-name="Strong_20_Emphasis"><text:span text:style-name="T1">Pregunta 11:</text:span></text:span> ¿Qué es un "núcleo (kernel) panic" en Linux y cuál es su causa típica?</text:p>
      <text:p text:style-name="P2"><text:span text:style-name="Strong_20_Emphasis"><text:span text:style-name="T1">Respuesta 11:</text:span></text:span> Un "kernel panic" es un error fatal del kernel que causa la interrupción inmediata del sistema. Puede ser causado por problemas graves, como errores de hardware o fallos en el kernel.</text:p>
      <text:p text:style-name="P2"><text:span text:style-name="Strong_20_Emphasis"><text:span text:style-name="T1">Pregunta 12:</text:span></text:span> ¿Qué comandos se pueden utilizar para recopilar información sobre un "kernel panic"?</text:p>
      <text:p text:style-name="P2"><text:span text:style-name="Strong_20_Emphasis"><text:span text:style-name="T1">Respuesta 12:</text:span></text:span> Los comandos "dmesg", "cat /proc/last_kmsg" y "journalctl -k" se pueden utilizar para recopilar información sobre un "kernel panic".</text:p>
      <text:p text:style-name="P2"><text:span text:style-name="Strong_20_Emphasis"><text:span text:style-name="T1">Pregunta 13:</text:span></text:span> ¿Cuál es la importancia de los registros de auditoría (audit logs) en la resolución de problemas de seguridad en Linux?</text:p>
      <text:p text:style-name="P2"><text:span text:style-name="Strong_20_Emphasis"><text:span text:style-name="T1">Respuesta 13:</text:span></text:span> Los registros de auditoría registran eventos de seguridad y actividades del sistema. Son cruciales para la identificación y resolución de problemas de seguridad.</text:p>
      <text:p text:style-name="P2"><text:span text:style-name="Strong_20_Emphasis"><text:span text:style-name="T1">Pregunta 14:</text:span></text:span> ¿Cómo se pueden revisar los registros de auditoría en un sistema Linux?</text:p>
      <text:p text:style-name="P2"><text:span text:style-name="Strong_20_Emphasis"><text:span text:style-name="T1">Respuesta 14:</text:span></text:span> Los registros de auditoría se pueden revisar utilizando comandos como "ausearch", "aureport" y "auditd".</text:p>
      <text:p text:style-name="P2"><text:span text:style-name="Strong_20_Emphasis"><text:span text:style-name="T1">Pregunta 15:</text:span></text:span> ¿Qué es un "volcado de memoria (core dump)" del espacio de usuario y cómo se puede utilizar en la resolución de problemas?</text:p>
      <text:p text:style-name="P2"><text:span text:style-name="Strong_20_Emphasis"><text:span text:style-name="T1">Respuesta 15:</text:span></text:span> Un "core dump" del espacio de usuario es un archivo que contiene el estado de un proceso cuando este termina inesperadamente. Puede ser útil para depurar problemas de aplicaciones.</text:p>
      <text:p text:style-name="P2"><text:soft-page-break/><text:span text:style-name="Strong_20_Emphasis"><text:span text:style-name="T1">Pregunta 16:</text:span></text:span> ¿Cómo se puede habilitar o deshabilitar la generación de "core dumps" del espacio de usuario en Linux?</text:p>
      <text:p text:style-name="P2"><text:span text:style-name="Strong_20_Emphasis"><text:span text:style-name="T1">Respuesta 16:</text:span></text:span> La generación de "core dumps" se puede habilitar o deshabilitar mediante el comando "ulimit" o la configuración del archivo "/etc/security/limits.conf".</text:p>
      <text:p text:style-name="P2"><text:span text:style-name="Strong_20_Emphasis"><text:span text:style-name="T1">Pregunta 17:</text:span></text:span> ¿Cuál es la función de "strace" en la resolución de problemas en Linux?</text:p>
      <text:p text:style-name="P2"><text:span text:style-name="Strong_20_Emphasis"><text:span text:style-name="T1">Respuesta 17:</text:span></text:span> "strace" es una herramienta que rastrea y muestra las llamadas al sistema realizadas por un programa. Se utiliza para depurar problemas de aplicaciones y entender su comportamiento.</text:p>
      <text:p text:style-name="P2"><text:span text:style-name="Strong_20_Emphasis"><text:span text:style-name="T1">Pregunta 18:</text:span></text:span> ¿Cómo se puede utilizar "strace" para analizar el comportamiento de un programa en tiempo real?</text:p>
      <text:p text:style-name="P2"><text:span text:style-name="Strong_20_Emphasis"><text:span text:style-name="T1">Respuesta 18:</text:span></text:span> Se puede utilizar el comando "strace" seguido del nombre del programa y sus argumentos para analizar su comportamiento en tiempo real y ver las llamadas al sistema que realiza.</text:p>
      <text:p text:style-name="P2"><text:span text:style-name="Strong_20_Emphasis"><text:span text:style-name="T1">Pregunta 19:</text:span></text:span> ¿Cuál es la función de "lsof" y cómo se puede utilizar en la resolución de problemas?</text:p>
      <text:p text:style-name="P2"><text:span text:style-name="Strong_20_Emphasis"><text:span text:style-name="T1">Respuesta 19:</text:span></text:span> "lsof" es una herramienta que muestra los archivos abiertos por procesos en el sistema. Se utiliza para identificar qué procesos tienen archivos en uso y puede ayudar en la resolución de problemas relacionados con archivos.</text:p>
      <text:p text:style-name="P2"><text:span text:style-name="Strong_20_Emphasis"><text:span text:style-name="T1">Pregunta 20:</text:span></text:span> ¿Qué es un "núcleo (kernel) OOPS" en Linux y cuál es su causa típica?</text:p>
      <text:p text:style-name="P2"><text:span text:style-name="Strong_20_Emphasis"><text:span text:style-name="T1">Respuesta 20:</text:span></text:span> Un "kernel OOPS" es un error no fatal del kernel que genera un registro de error. Suele ser causado por problemas de programación en el kernel y es importante para su depuración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5d4931" officeooo:paragraph-rsid="005d4931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El núcleo linux</text:p>
        <text:p text:style-name="MP2">Gestión del tiempo de ejecución del kernel y resolución de problemas <text:s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1:09:20.681567698</dc:date>
    <meta:editing-duration>PT4H2M4S</meta:editing-duration>
    <meta:editing-cycles>79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63" meta:character-count="5911" meta:non-whitespace-character-count="4989"/>
  </office:meta>
</office:document-meta>
</file>